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9.25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1.06mm"/>
    </style:style>
    <style:style style:name="co6" style:family="table-column">
      <style:table-column-properties fo:break-before="auto" style:column-width="41.24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1"/>
    <style:style style:name="ce6" style:family="table-cell" style:parent-style-name="Default" style:data-style-name="N118"/>
    <style:style style:name="ce7" style:family="table-cell" style:parent-style-name="Default" style:data-style-name="N10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arbeitsblatt-audio-format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5" table:default-cell-style-name="ce10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udioformate</text:p>
          </table:table-cell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m Beispiel von „Art of Nations (Amarok Theme)“, Dauer 40 Sekunden</text:p>
          </table:table-cell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Dateiname</text:p>
          </table:table-cell>
          <table:table-cell table:style-name="ce3" office:value-type="string" calcext:value-type="string">
            <text:p>Größe: Bytes</text:p>
            <text:p>(B)</text:p>
          </table:table-cell>
          <table:table-cell table:style-name="ce3" office:value-type="string" calcext:value-type="string">
            <text:p>Kilobyte</text:p>
            <text:p>(KB)</text:p>
          </table:table-cell>
          <table:table-cell table:style-name="ce3" office:value-type="string" calcext:value-type="string">
            <text:p>Megabyte</text:p>
            <text:p>(MB)</text:p>
          </table:table-cell>
          <table:table-cell table:style-name="ce3" office:value-type="string" calcext:value-type="string">
            <text:p>x mal</text:p>
            <text:p>song0.ogg</text:p>
          </table:table-cell>
          <table:table-cell table:style-name="ce8" office:value-type="string" calcext:value-type="string">
            <text:p>Dateiformat</text:p>
          </table:table-cell>
          <table:table-cell table:style-name="ce8" office:value-type="string" calcext:value-type="string">
            <text:p>verlust-</text:p>
            <text:p>behaftet</text:p>
          </table:table-cell>
          <table:table-cell table:style-name="ce3" office:value-type="string" calcext:value-type="string">
            <text:p>Abtastrate</text:p>
            <text:p>(kHz)</text:p>
          </table:table-cell>
          <table:table-cell table:style-name="ce3" office:value-type="string" calcext:value-type="string">
            <text:p>Auflösung</text:p>
            <text:p>(Bit)</text:p>
          </table:table-cell>
          <table:table-cell table:style-name="ce3" office:value-type="string" calcext:value-type="string">
            <text:p>Datenrate</text:p>
            <text:p>(kBit/s)</text:p>
          </table:table-cell>
          <table:table-cell table:style-name="ce8" office:value-type="string" calcext:value-type="string">
            <text:p>Hörbeurteilung</text:p>
          </table:table-cell>
        </table:table-row>
        <table:table-row table:style-name="ro3">
          <table:table-cell office:value-type="string" calcext:value-type="string">
            <text:p>song0.ogg</text:p>
          </table:table-cell>
          <table:table-cell office:value-type="float" office:value="551201" calcext:value-type="float">
            <text:p>551.201</text:p>
          </table:table-cell>
          <table:table-cell table:formula="of:=[.B6]/1024" office:value-type="float" office:value="538.2822265625" calcext:value-type="float">
            <text:p>538</text:p>
          </table:table-cell>
          <table:table-cell table:formula="of:=[.C6]/1024" office:value-type="float" office:value="0.525666236877441" calcext:value-type="float">
            <text:p>0,5</text:p>
          </table:table-cell>
          <table:table-cell table:formula="of:=[.B6]/[.$B$6]" office:value-type="float" office:value="1" calcext:value-type="float">
            <text:p>1,0</text:p>
          </table:table-cell>
          <table:table-cell office:value-type="string" calcext:value-type="string">
            <text:p>Ogg data, Vorbis audio</text:p>
          </table:table-cell>
          <table:table-cell office:value-type="string" calcext:value-type="string">
            <text:p>ja</text:p>
          </table:table-cell>
          <table:table-cell office:value-type="float" office:value="44.1" calcext:value-type="float">
            <text:p>44,1</text:p>
          </table:table-cell>
          <table:table-cell office:value-type="string" calcext:value-type="string">
            <text:p>n/a</text:p>
          </table:table-cell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normal</text:p>
          </table:table-cell>
        </table:table-row>
        <table:table-row table:style-name="ro3">
          <table:table-cell office:value-type="string" calcext:value-type="string">
            <text:p>song1.wav</text:p>
          </table:table-cell>
          <table:table-cell office:value-type="float" office:value="7114740" calcext:value-type="float">
            <text:p>7.114.740</text:p>
          </table:table-cell>
          <table:table-cell table:formula="of:=[.B7]/1024" office:value-type="float" office:value="6947.98828125" calcext:value-type="float">
            <text:p>6.948</text:p>
          </table:table-cell>
          <table:table-cell table:formula="of:=[.C7]/1024" office:value-type="float" office:value="6.7851448059082" calcext:value-type="float">
            <text:p>6,8</text:p>
          </table:table-cell>
          <table:table-cell table:formula="of:=[.B7]/[.$B$6]" office:value-type="float" office:value="12.9077051747003" calcext:value-type="float">
            <text:p>12,9</text:p>
          </table:table-cell>
          <table:table-cell office:value-type="string" calcext:value-type="string">
            <text:p>RIFF data, WAVE audio</text:p>
          </table:table-cell>
          <table:table-cell office:value-type="string" calcext:value-type="string">
            <text:p>nein</text:p>
          </table:table-cell>
          <table:table-cell office:value-type="float" office:value="44.1" calcext:value-type="float">
            <text:p>44,1</text:p>
          </table:table-cell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n/a</text:p>
          </table:table-cell>
          <table:table-cell table:style-name="ce11" office:value-type="string" calcext:value-type="string">
            <text:p>normal</text:p>
          </table:table-cell>
        </table:table-row>
        <table:table-row table:style-name="ro3">
          <table:table-cell office:value-type="string" calcext:value-type="string">
            <text:p>song2-8bit-44kHz.wav</text:p>
          </table:table-cell>
          <table:table-cell office:value-type="float" office:value="3558372" calcext:value-type="float">
            <text:p>3.558.372</text:p>
          </table:table-cell>
          <table:table-cell table:formula="of:=[.B8]/1024" office:value-type="float" office:value="3474.97265625" calcext:value-type="float">
            <text:p>3.475</text:p>
          </table:table-cell>
          <table:table-cell table:formula="of:=[.C8]/1024" office:value-type="float" office:value="3.39352798461914" calcext:value-type="float">
            <text:p>3,4</text:p>
          </table:table-cell>
          <table:table-cell table:formula="of:=[.B8]/[.$B$6]" office:value-type="float" office:value="6.45567043601155" calcext:value-type="float">
            <text:p>6,5</text:p>
          </table:table-cell>
          <table:table-cell office:value-type="string" calcext:value-type="string">
            <text:p>RIFF data, WAVE audio</text:p>
          </table:table-cell>
          <table:table-cell office:value-type="string" calcext:value-type="string">
            <text:p>nein</text:p>
          </table:table-cell>
          <table:table-cell office:value-type="float" office:value="44.1" calcext:value-type="float">
            <text:p>44,1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n/a</text:p>
          </table:table-cell>
          <table:table-cell table:style-name="ce11" office:value-type="string" calcext:value-type="string">
            <text:p>normal</text:p>
          </table:table-cell>
        </table:table-row>
        <table:table-row table:style-name="ro3">
          <table:table-cell office:value-type="string" calcext:value-type="string">
            <text:p>song3-16kHz.wav</text:p>
          </table:table-cell>
          <table:table-cell office:value-type="float" office:value="2581340" calcext:value-type="float">
            <text:p>2.581.340</text:p>
          </table:table-cell>
          <table:table-cell table:formula="of:=[.B9]/1024" office:value-type="float" office:value="2520.83984375" calcext:value-type="float">
            <text:p>2.521</text:p>
          </table:table-cell>
          <table:table-cell table:formula="of:=[.C9]/1024" office:value-type="float" office:value="2.46175765991211" calcext:value-type="float">
            <text:p>2,5</text:p>
          </table:table-cell>
          <table:table-cell table:formula="of:=[.B9]/[.$B$6]" office:value-type="float" office:value="4.68311922511026" calcext:value-type="float">
            <text:p>4,7</text:p>
          </table:table-cell>
          <table:table-cell office:value-type="string" calcext:value-type="string">
            <text:p>RIFF data, WAVE audio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0" office:value-type="string" calcext:value-type="string">
            <text:p>n/a</text:p>
          </table:table-cell>
          <table:table-cell table:style-name="ce11" office:value-type="string" calcext:value-type="string">
            <text:p>minimal schlecher?</text:p>
          </table:table-cell>
        </table:table-row>
        <table:table-row table:style-name="ro3">
          <table:table-cell office:value-type="string" calcext:value-type="string">
            <text:p>song4-8kHz.wav</text:p>
          </table:table-cell>
          <table:table-cell office:value-type="float" office:value="1290692" calcext:value-type="float">
            <text:p>1.290.692</text:p>
          </table:table-cell>
          <table:table-cell table:formula="of:=[.B10]/1024" office:value-type="float" office:value="1260.44140625" calcext:value-type="float">
            <text:p>1.260</text:p>
          </table:table-cell>
          <table:table-cell table:formula="of:=[.C10]/1024" office:value-type="float" office:value="1.23089981079102" calcext:value-type="float">
            <text:p>1,2</text:p>
          </table:table-cell>
          <table:table-cell table:formula="of:=[.B10]/[.$B$6]" office:value-type="float" office:value="2.34159952539999" calcext:value-type="float">
            <text:p>2,3</text:p>
          </table:table-cell>
          <table:table-cell office:value-type="string" calcext:value-type="string">
            <text:p>RIFF data, WAVE audio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n/a</text:p>
          </table:table-cell>
          <table:table-cell table:style-name="ce11" office:value-type="string" calcext:value-type="string">
            <text:p>weniger Details</text:p>
          </table:table-cell>
        </table:table-row>
        <table:table-row table:style-name="ro3">
          <table:table-cell office:value-type="string" calcext:value-type="string">
            <text:p>song5-4kHz.wav</text:p>
          </table:table-cell>
          <table:table-cell office:value-type="float" office:value="645368" calcext:value-type="float">
            <text:p>645.368</text:p>
          </table:table-cell>
          <table:table-cell table:formula="of:=[.B11]/1024" office:value-type="float" office:value="630.2421875" calcext:value-type="float">
            <text:p>630</text:p>
          </table:table-cell>
          <table:table-cell table:formula="of:=[.C11]/1024" office:value-type="float" office:value="0.615470886230469" calcext:value-type="float">
            <text:p>0,6</text:p>
          </table:table-cell>
          <table:table-cell table:formula="of:=[.B11]/[.$B$6]" office:value-type="float" office:value="1.17083967554486" calcext:value-type="float">
            <text:p>1,2</text:p>
          </table:table-cell>
          <table:table-cell office:value-type="string" calcext:value-type="string">
            <text:p>RIFF data, WAVE audio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n/a</text:p>
          </table:table-cell>
          <table:table-cell table:style-name="ce11" office:value-type="string" calcext:value-type="string">
            <text:p>sehr wenig Details</text:p>
          </table:table-cell>
        </table:table-row>
        <table:table-row table:style-name="ro3">
          <table:table-cell office:value-type="string" calcext:value-type="string">
            <text:p>song6-q3.ogg</text:p>
          </table:table-cell>
          <table:table-cell office:value-type="float" office:value="508163" calcext:value-type="float">
            <text:p>508.163</text:p>
          </table:table-cell>
          <table:table-cell table:formula="of:=[.B12]/1024" office:value-type="float" office:value="496.2529296875" calcext:value-type="float">
            <text:p>496</text:p>
          </table:table-cell>
          <table:table-cell table:formula="of:=[.C12]/1024" office:value-type="float" office:value="0.484622001647949" calcext:value-type="float">
            <text:p>0,5</text:p>
          </table:table-cell>
          <table:table-cell table:formula="of:=[.B12]/[.$B$6]" office:value-type="float" office:value="0.921919590131368" calcext:value-type="float">
            <text:p>0,9</text:p>
          </table:table-cell>
          <table:table-cell office:value-type="string" calcext:value-type="string">
            <text:p>Ogg data, Vorbis audio</text:p>
          </table:table-cell>
          <table:table-cell office:value-type="string" calcext:value-type="string">
            <text:p>ja</text:p>
          </table:table-cell>
          <table:table-cell office:value-type="float" office:value="44.1" calcext:value-type="float">
            <text:p>44,1</text:p>
          </table:table-cell>
          <table:table-cell office:value-type="string" calcext:value-type="string">
            <text:p>n/a</text:p>
          </table:table-cell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normal</text:p>
          </table:table-cell>
        </table:table-row>
        <table:table-row table:style-name="ro3">
          <table:table-cell office:value-type="string" calcext:value-type="string">
            <text:p>song7-q-1.ogg</text:p>
          </table:table-cell>
          <table:table-cell office:value-type="float" office:value="223485" calcext:value-type="float">
            <text:p>223.485</text:p>
          </table:table-cell>
          <table:table-cell table:formula="of:=[.B13]/1024" office:value-type="float" office:value="218.2470703125" calcext:value-type="float">
            <text:p>218</text:p>
          </table:table-cell>
          <table:table-cell table:formula="of:=[.C13]/1024" office:value-type="float" office:value="0.213131904602051" calcext:value-type="float">
            <text:p>0,2</text:p>
          </table:table-cell>
          <table:table-cell table:formula="of:=[.B13]/[.$B$6]" office:value-type="float" office:value="0.405451006075823" calcext:value-type="float">
            <text:p>0,4</text:p>
          </table:table-cell>
          <table:table-cell office:value-type="string" calcext:value-type="string">
            <text:p>Ogg data, Vorbis audio</text:p>
          </table:table-cell>
          <table:table-cell office:value-type="string" calcext:value-type="string">
            <text:p>ja</text:p>
          </table:table-cell>
          <table:table-cell office:value-type="float" office:value="44.1" calcext:value-type="float">
            <text:p>44,1</text:p>
          </table:table-cell>
          <table:table-cell office:value-type="string" calcext:value-type="string">
            <text:p>n/a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normal?</text:p>
          </table:table-cell>
        </table:table-row>
        <table:table-row table:style-name="ro3">
          <table:table-cell office:value-type="string" calcext:value-type="string">
            <text:p>song8-q10.ogg</text:p>
          </table:table-cell>
          <table:table-cell office:value-type="float" office:value="1729109" calcext:value-type="float">
            <text:p>1.729.109</text:p>
          </table:table-cell>
          <table:table-cell table:formula="of:=[.B14]/1024" office:value-type="float" office:value="1688.5830078125" calcext:value-type="float">
            <text:p>1.689</text:p>
          </table:table-cell>
          <table:table-cell table:formula="of:=[.C14]/1024" office:value-type="float" office:value="1.64900684356689" calcext:value-type="float">
            <text:p>1,6</text:p>
          </table:table-cell>
          <table:table-cell table:formula="of:=[.B14]/[.$B$6]" office:value-type="float" office:value="3.13698451200197" calcext:value-type="float">
            <text:p>3,1</text:p>
          </table:table-cell>
          <table:table-cell office:value-type="string" calcext:value-type="string">
            <text:p>Ogg data, Vorbis audio</text:p>
          </table:table-cell>
          <table:table-cell office:value-type="string" calcext:value-type="string">
            <text:p>ja</text:p>
          </table:table-cell>
          <table:table-cell office:value-type="float" office:value="44.1" calcext:value-type="float">
            <text:p>44,1</text:p>
          </table:table-cell>
          <table:table-cell office:value-type="string" calcext:value-type="string">
            <text:p>n/a</text:p>
          </table:table-cell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normal</text:p>
          </table:table-cell>
        </table:table-row>
        <table:table-row table:style-name="ro3">
          <table:table-cell office:value-type="string" calcext:value-type="string">
            <text:p>song9.flac</text:p>
          </table:table-cell>
          <table:table-cell office:value-type="float" office:value="4381313" calcext:value-type="float">
            <text:p>4.381.313</text:p>
          </table:table-cell>
          <table:table-cell table:formula="of:=[.B15]/1024" office:value-type="float" office:value="4278.6259765625" calcext:value-type="float">
            <text:p>4.279</text:p>
          </table:table-cell>
          <table:table-cell table:formula="of:=[.C15]/1024" office:value-type="float" office:value="4.17834568023682" calcext:value-type="float">
            <text:p>4,2</text:p>
          </table:table-cell>
          <table:table-cell table:formula="of:=[.B15]/[.$B$6]" office:value-type="float" office:value="7.94866663884862" calcext:value-type="float">
            <text:p>7,9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nein</text:p>
          </table:table-cell>
          <table:table-cell office:value-type="float" office:value="44.1" calcext:value-type="float">
            <text:p>44,1</text:p>
          </table:table-cell>
          <table:table-cell office:value-type="string" calcext:value-type="string">
            <text:p>n/a</text:p>
          </table:table-cell>
          <table:table-cell table:style-name="ce10" office:value-type="string" calcext:value-type="string">
            <text:p>n/a</text:p>
          </table:table-cell>
          <table:table-cell table:style-name="ce11" office:value-type="string" calcext:value-type="string">
            <text:p>normal</text:p>
          </table:table-cell>
        </table:table-row>
        <table:table-row table:style-name="ro2" table:number-rows-repeated="8">
          <table:table-cell table:number-columns-repeated="2"/>
          <table:table-cell table:style-name="ce5"/>
          <table:table-cell/>
          <table:table-cell table:style-name="ce7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5"/>
          <table:table-cell/>
          <table:table-cell table:style-name="ce7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1" loext:min-decimal-places="1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percentage-style style:name="N11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31T14:33:00.435633446</dc:date>
    <meta:editing-duration>PT2H50M39S</meta:editing-duration>
    <meta:editing-cycles>23</meta:editing-cycles>
    <meta:generator>LibreOffice/5.0.2.2$Linux_X86_64 LibreOffice_project/00m0$Build-2</meta:generator>
    <meta:document-statistic meta:table-count="1" meta:cell-count="123" meta:object-count="0"/>
    <meta:user-defined meta:name="qrichtext">1</meta:user-defined>
  </office:meta>
</office:document-meta>
</file>